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ccff" draw:opacity="13%" draw:opacity-name="" draw:textarea-horizontal-align="justify" draw:textarea-vertical-align="middle" draw:auto-grow-height="false" fo:min-height="1.605cm" fo:min-width="27.2cm"/>
    </style:style>
    <style:style style:name="gr2" style:family="graphic" style:parent-style-name="standard">
      <style:graphic-properties draw:fill-color="#33ff99" draw:textarea-horizontal-align="justify" draw:textarea-vertical-align="middle" draw:auto-grow-height="false" fo:min-height="1.528cm" fo:min-width="2.675cm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ff6666" draw:textarea-horizontal-align="justify" draw:textarea-vertical-align="middle" draw:auto-grow-height="false" fo:min-height="1.528cm" fo:min-width="2.675cm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1.528cm" fo:min-width="2.675cm"/>
    </style:style>
    <style:style style:name="gr7" style:family="graphic" style:parent-style-name="standard">
      <style:graphic-properties draw:fill-color="#ffff00" draw:textarea-horizontal-align="justify" draw:textarea-vertical-align="middle" draw:auto-grow-height="false" fo:min-height="0.385cm" fo:min-width="3.886cm"/>
    </style:style>
    <style:style style:name="gr8" style:family="graphic" style:parent-style-name="standard">
      <style:graphic-properties draw:textarea-horizontal-align="justify" draw:textarea-vertical-align="middle" draw:auto-grow-height="false" fo:min-height="0.385cm" fo:min-width="3.886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385cm" fo:min-width="3.887cm"/>
    </style:style>
    <style:style style:name="gr10" style:family="graphic" style:parent-style-name="standard">
      <style:graphic-properties draw:fill-color="#ffff66" draw:textarea-horizontal-align="justify" draw:textarea-vertical-align="middle" draw:auto-grow-height="false" fo:min-height="0.385cm" fo:min-width="3.124cm"/>
    </style:style>
    <style:style style:name="gr11" style:family="graphic" style:parent-style-name="standard">
      <style:graphic-properties draw:fill-color="#66ffff" draw:textarea-horizontal-align="justify" draw:textarea-vertical-align="middle" draw:auto-grow-height="false" fo:min-height="0.385cm" fo:min-width="2.87cm"/>
    </style:style>
    <style:style style:name="gr12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center"/>
    </style:style>
    <style:style style:name="P2" style:family="paragraph">
      <loext:graphic-properties draw:fill-color="#00ccff" draw:opacity="13%"/>
      <style:paragraph-properties fo:text-align="center"/>
    </style:style>
    <style:style style:name="P3" style:family="paragraph">
      <loext:graphic-properties draw:fill-color="#33ff99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6666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-color="#ffff00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ffff66"/>
      <style:paragraph-properties fo:text-align="center"/>
    </style:style>
    <style:style style:name="P10" style:family="paragraph">
      <loext:graphic-properties draw:fill-color="#66ffff"/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7.7cm" svg:height="1.855cm" svg:x="1cm" svg:y="1.177cm">
          <text:p text:style-name="P1">Physical state of read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175cm" svg:height="1.778cm" svg:x="5.039cm" svg:y="10.65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302cm" svg:height="1.143cm" svg:x="1.254cm" svg:y="11.034cm">
          <draw:text-box>
            <text:p>Index 1</text:p>
          </draw:text-box>
        </draw:frame>
        <draw:frame draw:style-name="gr3" draw:text-style-name="P4" draw:layer="layout" svg:width="3.302cm" svg:height="1.143cm" svg:x="1.254cm" svg:y="13.954cm">
          <draw:text-box>
            <text:p>Index 2</text:p>
          </draw:text-box>
        </draw:frame>
        <draw:frame draw:style-name="gr3" draw:text-style-name="P4" draw:layer="layout" svg:width="3.302cm" svg:height="1.143cm" svg:x="1.356cm" svg:y="7.985cm">
          <draw:text-box>
            <text:p>Insert</text:p>
          </draw:text-box>
        </draw:frame>
        <draw:custom-shape draw:style-name="gr2" draw:text-style-name="P3" draw:layer="layout" svg:width="3.175cm" svg:height="1.778cm" svg:x="5.039cm" svg:y="13.5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175cm" svg:height="1.778cm" svg:x="5.039cm" svg:y="7.73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972cm" svg:height="0.763cm" svg:x="4.283cm" svg:y="6.715cm">
          <draw:text-box>
            <text:p><text:span text:style-name="T1">1. Correct assignment</text:span></text:p>
          </draw:text-box>
        </draw:frame>
        <draw:custom-shape draw:style-name="gr5" draw:text-style-name="P5" draw:layer="layout" svg:width="3.175cm" svg:height="1.778cm" svg:x="10.5cm" svg:y="10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175cm" svg:height="1.778cm" svg:x="10.5cm" svg:y="13.5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175cm" svg:height="1.778cm" svg:x="10.5cm" svg:y="7.73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175cm" svg:height="1.778cm" svg:x="19.517cm" svg:y="10.6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175cm" svg:height="1.778cm" svg:x="19.517cm" svg:y="13.5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175cm" svg:height="1.778cm" svg:x="19.517cm" svg:y="7.73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906cm" svg:height="0.763cm" svg:x="19.065cm" svg:y="6.715cm">
          <draw:text-box>
            <text:p><text:span text:style-name="T1">3. Double mis-ID</text:span></text:p>
          </draw:text-box>
        </draw:frame>
        <draw:custom-shape draw:style-name="gr2" draw:text-style-name="P3" draw:layer="layout" svg:width="3.175cm" svg:height="1.778cm" svg:x="14.945cm" svg:y="10.6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175cm" svg:height="1.778cm" svg:x="14.945cm" svg:y="13.5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175cm" svg:height="1.778cm" svg:x="14.945cm" svg:y="7.73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947cm" svg:height="0.763cm" svg:x="12.05cm" svg:y="6.715cm">
          <draw:text-box>
            <text:p><text:span text:style-name="T1">2. Single index mis-ID</text:span></text:p>
          </draw:text-box>
        </draw:frame>
        <draw:frame draw:style-name="gr4" draw:text-style-name="P4" draw:layer="layout" svg:width="0.908cm" svg:height="0.763cm" svg:x="13.802cm" svg:y="11.16cm">
          <draw:text-box>
            <text:p><text:span text:style-name="T1">or</text:span></text:p>
          </draw:text-box>
        </draw:frame>
        <draw:custom-shape draw:style-name="gr2" draw:text-style-name="P3" draw:layer="layout" svg:width="3.175cm" svg:height="1.778cm" svg:x="24.312cm" svg:y="10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175cm" svg:height="1.778cm" svg:x="24.312cm" svg:y="13.57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175cm" svg:height="1.778cm" svg:x="24.312cm" svg:y="7.73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601cm" svg:height="0.763cm" svg:x="24.069cm" svg:y="6.715cm">
          <draw:text-box>
            <text:p><text:span text:style-name="T1">3. Insert mis-ID</text:span></text:p>
          </draw:text-box>
        </draw:frame>
        <draw:custom-shape draw:style-name="gr7" draw:text-style-name="P7" draw:layer="layout" svg:width="4.386cm" svg:height="0.635cm" svg:x="4.429cm" svg:y="4.175cm">
          <text:p text:style-name="P1">Index 1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386cm" svg:height="0.635cm" svg:x="8.815cm" svg:y="4.175cm">
          <text:p text:style-name="P1">R1 adapter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387cm" svg:height="0.635cm" svg:x="12.987cm" svg:y="4.175cm">
          <text:p text:style-name="P1">Insert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386cm" svg:height="0.635cm" svg:x="17.374cm" svg:y="4.175cm">
          <text:p text:style-name="P1">R2 adapter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624cm" svg:height="0.635cm" svg:x="21.76cm" svg:y="4.175cm">
          <text:p text:style-name="P1">Index2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.37cm" svg:height="0.635cm" svg:x="1.127cm" svg:y="4.175cm">
          <text:p text:style-name="P1">Primer (P5)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.37cm" svg:height="0.635cm" svg:x="25.33cm" svg:y="4.175cm">
          <text:p text:style-name="P1">Primer (P7)</text:p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7.747cm" svg:height="0.962cm" svg:x="1cm" svg:y="3.159cm">
          <draw:text-box>
            <text:p>Structure of a fragme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5T19:35:50.822521774</meta:creation-date>
    <dc:date>2017-02-05T19:56:47.819014686</dc:date>
    <meta:editing-duration>PT10M45S</meta:editing-duration>
    <meta:editing-cycles>2</meta:editing-cycles>
    <meta:generator>LibreOffice/5.2.2.2$Linux_X86_64 LibreOffice_project/20m0$Build-2</meta:generator>
    <meta:document-statistic meta:object-count="32"/>
  </office:meta>
</office:document-meta>
</file>